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1966f"/>
    </style:style>
    <style:style style:name="P2" style:family="paragraph" style:parent-style-name="Standard">
      <style:paragraph-properties fo:text-align="start" style:justify-single-word="false"/>
      <style:text-properties officeooo:rsid="0042f993" officeooo:paragraph-rsid="0042f993"/>
    </style:style>
    <style:style style:name="P3" style:family="paragraph" style:parent-style-name="Standard">
      <style:text-properties officeooo:rsid="00463cdb" officeooo:paragraph-rsid="00463cdb"/>
    </style:style>
    <style:style style:name="P4" style:family="paragraph" style:parent-style-name="Standard">
      <style:text-properties officeooo:rsid="0047be52" officeooo:paragraph-rsid="0047be52"/>
    </style:style>
    <style:style style:name="P5" style:family="paragraph" style:parent-style-name="Standard">
      <style:text-properties officeooo:rsid="004a829c" officeooo:paragraph-rsid="004a829c"/>
    </style:style>
    <style:style style:name="P6" style:family="paragraph" style:parent-style-name="Standard">
      <style:text-properties officeooo:paragraph-rsid="00463cdb"/>
    </style:style>
    <style:style style:name="P7" style:family="paragraph" style:parent-style-name="Standard">
      <style:text-properties officeooo:paragraph-rsid="0047be52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1966f" officeooo:paragraph-rsid="0041966f" style:font-name-asian="Noto Serif CJK SC" style:font-size-asian="10.5pt" style:font-name-complex="Lohit Devanagari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2f993" officeooo:paragraph-rsid="0042f993" style:font-name-asian="Noto Serif CJK SC" style:font-size-asian="10.5pt" style:font-name-complex="Lohit Devanagari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38bb9" officeooo:paragraph-rsid="00438bb9" style:font-name-asian="Noto Serif CJK SC" style:font-size-asian="10.5pt" style:font-name-complex="Lohit Devanagari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30b2a5" officeooo:paragraph-rsid="005bc4e6" style:font-name-asian="Noto Serif CJK SC" style:font-size-asian="10.5pt" style:font-name-complex="Lohit Devanagari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5bc4e6" officeooo:paragraph-rsid="005bc4e6" style:font-name-asian="Noto Serif CJK SC" style:font-size-asian="10.5pt" style:font-name-complex="Lohit Devanagari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5d2503" officeooo:paragraph-rsid="005d2503" style:font-name-asian="Noto Serif CJK SC" style:font-size-asian="10.5pt" style:font-name-complex="Lohit Devanagari" style:font-size-complex="12pt"/>
    </style:style>
    <style:style style:name="P14" style:family="paragraph" style:parent-style-name="Standard">
      <style:text-properties officeooo:rsid="00501b00" officeooo:paragraph-rsid="00501b00"/>
    </style:style>
    <style:style style:name="P15" style:family="paragraph" style:parent-style-name="Standard">
      <style:text-properties officeooo:rsid="00501b00" officeooo:paragraph-rsid="00534f36"/>
    </style:style>
    <style:style style:name="P16" style:family="paragraph" style:parent-style-name="Standard">
      <style:text-properties officeooo:rsid="005155e5" officeooo:paragraph-rsid="005155e5"/>
    </style:style>
    <style:style style:name="P17" style:family="paragraph" style:parent-style-name="Standard">
      <style:text-properties officeooo:paragraph-rsid="00534f36"/>
    </style:style>
    <style:style style:name="P18" style:family="paragraph" style:parent-style-name="Standard">
      <style:text-properties officeooo:rsid="005a52b7" officeooo:paragraph-rsid="005a52b7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5bc4e6" officeooo:paragraph-rsid="005bc4e6" style:font-name-asian="Noto Serif CJK SC" style:font-size-asian="10.5pt" style:font-name-complex="Lohit Devanagari" style:font-size-complex="12pt"/>
    </style:style>
    <style:style style:name="T1" style:family="text">
      <style:text-properties style:font-name="Liberation Serif" fo:font-size="12pt" style:text-underline-style="none" style:font-name-asian="Noto Serif CJK SC" style:font-size-asian="10.5pt" style:font-name-complex="Lohit Devanagari" style:font-size-complex="12pt"/>
    </style:style>
    <style:style style:name="T2" style:family="text">
      <style:text-properties style:font-name="Liberation Serif" fo:font-size="12pt" style:text-underline-style="none" officeooo:rsid="0041966f" style:font-name-asian="Noto Serif CJK SC" style:font-size-asian="10.5pt" style:font-name-complex="Lohit Devanagari" style:font-size-complex="12pt"/>
    </style:style>
    <style:style style:name="T3" style:family="text">
      <style:text-properties style:font-name="Liberation Serif" fo:font-size="12pt" style:text-underline-style="none" officeooo:rsid="00421972" style:font-name-asian="Noto Serif CJK SC" style:font-size-asian="10.5pt" style:font-name-complex="Lohit Devanagari" style:font-size-complex="12pt"/>
    </style:style>
    <style:style style:name="T4" style:family="text">
      <style:text-properties officeooo:rsid="00463cdb"/>
    </style:style>
    <style:style style:name="T5" style:family="text">
      <style:text-properties officeooo:rsid="0047be52"/>
    </style:style>
    <style:style style:name="T6" style:family="text">
      <style:text-properties officeooo:rsid="00494a62"/>
    </style:style>
    <style:style style:name="T7" style:family="text">
      <style:text-properties officeooo:rsid="004aa39d"/>
    </style:style>
    <style:style style:name="T8" style:family="text">
      <style:text-properties officeooo:rsid="004c7fe3"/>
    </style:style>
    <style:style style:name="T9" style:family="text">
      <style:text-properties officeooo:rsid="004eb392"/>
    </style:style>
    <style:style style:name="T10" style:family="text">
      <style:text-properties officeooo:rsid="0050a1a7"/>
    </style:style>
    <style:style style:name="T11" style:family="text">
      <style:text-properties officeooo:rsid="00534f36"/>
    </style:style>
    <style:style style:name="T12" style:family="text">
      <style:text-properties officeooo:rsid="00554617"/>
    </style:style>
    <style:style style:name="T13" style:family="text">
      <style:text-properties officeooo:rsid="0057061d"/>
    </style:style>
    <style:style style:name="T14" style:family="text">
      <style:text-properties officeooo:rsid="005893da"/>
    </style:style>
    <style:style style:name="T15" style:family="text">
      <style:text-properties officeooo:rsid="00501b00"/>
    </style:style>
    <style:style style:name="T16" style:family="text">
      <style:text-properties officeooo:rsid="005a52b7"/>
    </style:style>
    <style:style style:name="T17" style:family="text">
      <style:text-properties officeooo:rsid="005b0511"/>
    </style:style>
    <style:style style:name="T18" style:family="text">
      <style:text-properties officeooo:rsid="005bc4e6"/>
    </style:style>
    <style:style style:name="T19" style:family="text">
      <style:text-properties officeooo:rsid="005d2503"/>
    </style:style>
    <style:style style:name="T20" style:family="text">
      <style:text-properties officeooo:rsid="005eca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ns la version Beta, le temps d’obtention de la grille est plus ou moins long.</text:p>
      <text:p text:style-name="P1"><text:span text:style-name="T2">J’ai donc réfléchi à une façon d’optimiser ce temps </text:span><text:span text:style-name="T3">de création.</text:span></text:p>
      <text:p text:style-name="P2"><text:span text:style-name="T3">P</text:span><text:span text:style-name="T1">our ce faire, j’ai modifié ma méthode sudokualeatoire().</text:span></text:p>
      <text:p text:style-name="P9">Je ne rentre dans la boucle que si j’ai trouvé une case non vide. Ce qui n’était pas le cas précédemment. Puis j’ai également réduit le nombre d’essais.</text:p>
      <text:p text:style-name="P10">Cette fois-ci, la création de la grille est immédiate mais cependant de temps en temps, il reste un petit temps d’attente.</text:p>
      <text:p text:style-name="Standard"/>
      <text:p text:style-name="P3">Pour créer soi-même des sudokus de difficultés croissantes, je pense qu’il faudrait tester si la résolution fait appel à des techniques plus ou moins compliquées.</text:p>
      <text:p text:style-name="P3">Par exemple pour un niveau 1, à chaque étape, il y aurait une case ne comportant qu’une possibilité par rapport aux lignes et aux colonnes.</text:p>
      <text:p text:style-name="P3">Pour un niveau 2, il faudrait en plus considérer les blocs.</text:p>
      <text:p text:style-name="P3">Puis pour des niveaux supérieurs, des déductions plus subtiles.</text:p>
      <text:p text:style-name="P18"><text:span text:style-name="T18">L</text:span>es techniques simples de résolution (comme par exemple une seule case vide sur une ligne/colonne/bloc) sont faciles à programmer. Par contre les techniques plus élaborées (doublet ou triplet de cases et de valeurs, qui permettent en cascade de trouver une valeur) sont complexes à mettre en œuvre. De plus il faut attribuer un coût à ces méthodes, qui corresponde à ce qu’un humain considérerait comme facile/difficile.</text:p>
      <text:p text:style-name="P3"/>
      <text:p text:style-name="P6"><text:span text:style-name="T4">Pour notre projet, j’</text:span><text:span text:style-name="T9">ai ajouté une méthode utilisant </text:span><text:span text:style-name="T4">une banque de sudokus de niveaux variés </text:span><text:span text:style-name="T9">(issue de sudoku</text:span><text:span text:style-name="T12">s</text:span><text:span text:style-name="T9"> existants) </text:span><text:span text:style-name="T4">et à l’aide de la fonction mélange </text:span><text:span text:style-name="T9">je m’assure de fournir des variantes différentes (mais valides) de cette grille. L</text:span><text:span text:style-name="T4">a probabilité de tomber plusieurs fois sur le même sudoku est faible.</text:span></text:p>
      <text:p text:style-name="P3"/>
      <text:p text:style-name="P7"><text:span text:style-name="T5">J’ai donc tout d’abord cré</text:span><text:span text:style-name="T17">é</text:span><text:span text:style-name="T5"> une classe </text:span><text:span text:style-name="T10">PreGrille</text:span><text:span text:style-name="T13">()</text:span><text:span text:style-name="T5"> contenant une banque de sudokus de différents niveaux (4 niveaux, 10 sudokus par niveau). Dans cette classe, j’ai écrit la méthode grille() qui renvoie un sudoku </text:span><text:span text:style-name="T9">pour un</text:span><text:span text:style-name="T5"> niveau donné.</text:span></text:p>
      <text:p text:style-name="P4"/>
      <text:p text:style-name="P4">Puis dans ma classe GenererSudoku(), j’ai ajouté la méthode: genererNiveau() <text:span text:style-name="T6">qui prend un sudoku du niveau demandé dans la banque et lui applique des transformations </text:span><text:span text:style-name="T9">(permutation</text:span><text:span text:style-name="T19">s</text:span><text:span text:style-name="T9"> de chiffres et permutations de lignes/colonnes)</text:span><text:span text:style-name="T6">.</text:span></text:p>
      <text:p text:style-name="P5">J’ai également amélior<text:span text:style-name="T7">é</text:span> ma méthode de mélange, en permutant de façon aléatoire les chiffres de la grille. Pour cela j’introduis une méthode qui renvoie un tableau contenant les entiers de 0 à 9 dans le désordre <text:span text:style-name="T8">sauf 0.</text:span></text:p>
      <text:p text:style-name="P17"><text:span text:style-name="T15">Enfin </text:span><text:span text:style-name="T11">j’ai cré</text:span><text:span text:style-name="T14">é</text:span><text:span text:style-name="T11"> les boutons niveaux.</text:span></text:p>
      <text:p text:style-name="P17"><text:span text:style-name="T18">I</text:span><text:span text:style-name="T16">l y a encore des possibilités d’amélioration en ajoutant d’autres transformations qui conservent la validité.</text:span></text:p>
      <text:p text:style-name="P15"/>
      <text:p text:style-name="P15"><text:span text:style-name="T11">J</text:span>’ai refactoré mon programme d’interversion des lignes et des colonnes qui faisait appel à des boucles similaires.</text:p>
      <text:p text:style-name="P14"/>
      <text:p text:style-name="P16">Pour compléter le projet, j’ai pensé qu’on pouvait fournir des indices au cours de la résolution du sudoku.</text:p>
      <text:p text:style-name="P16">Lorsque l’utilisateur le souhaite, il demande un indice à l’aide du bouton indice, il reçoit alors un message lui indiquant une case vide et la valeur contenue dans cette case.</text:p>
      <text:p text:style-name="P16">Pour ce faire, j’ai crée la méthode indice() dans la classe Boutons<text:span text:style-name="T18">()</text:span>.</text:p>
      <text:p text:style-name="P16">Cette méthode compare la grille en cours avec la grille pleine pour sélectionner une case vide et donner la valeur correspondante. <text:span text:style-name="T20">Elle fait appel à la méthode grilleIndice() de la classe Visuel() qui renvoie la grille solution.</text:span></text:p>
      <text:p text:style-name="P12">Le bouton indice, renvoie un indice vrai même si l’utilisateur a fait une erreur.</text:p>
      <text:p text:style-name="P12"/>
      <text:p text:style-name="P13"><text:soft-page-break/>Après réflexion, cela ne semblait pas pertinent et Antoine a suggéré que si l’utilisateur a fait une erreur, il reçoive un message d’erreur.</text:p>
      <text:p text:style-name="P13">J’ai donc modifié la méthode indice() qui renvoie désormais un indice lorsque la grille en cours ne comporte pas d’erreur et indique où se situe l’erreur dans le cas contraire. 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18:28.718949401</meta:creation-date>
    <meta:generator>LibreOffice/6.4.6.2$Linux_X86_64 LibreOffice_project/40$Build-2</meta:generator>
    <dc:date>2021-04-20T12:40:02.965235952</dc:date>
    <meta:editing-duration>P4DT12H40M51S</meta:editing-duration>
    <meta:editing-cycles>56</meta:editing-cycles>
    <meta:print-date>2021-01-17T13:37:19.836298974</meta:print-date>
    <meta:document-statistic meta:table-count="0" meta:image-count="0" meta:object-count="0" meta:page-count="2" meta:paragraph-count="24" meta:word-count="579" meta:character-count="3544" meta:non-whitespace-character-count="2988"/>
  </office:meta>
</office:document-meta>
</file>